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c894f"/>
    </style:style>
    <style:style style:name="P2" style:family="paragraph" style:parent-style-name="Text_20_body" style:list-style-name="L1"/>
    <style:style style:name="T1" style:family="text">
      <style:text-properties officeooo:rsid="001c894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ummary &amp; Highlights</text:h>
      <text:list xml:id="list357275729" text:style-name="L1">
        <text:list-header>
          <text:p text:style-name="P2">Congratulations! You have completed this lesson. At this point in the course, you know: <text:s/></text:p>
        </text:list-header>
        <text:list-item>
          <text:p text:style-name="P2">You can read a CSV file or an Excel file into a dataset using the read_csv() and read_excel() functions and then access its rows, columns, and individual data points. </text:p>
        </text:list-item>
        <text:list-item>
          <text:p text:style-name="P2">The readLines() function reads a text file into a character vector. </text:p>
        </text:list-item>
        <text:list-item>
          <text:p text:style-name="P2">The length() and nchar() functions return information about a character vector. </text:p>
        </text:list-item>
        <text:list-item>
          <text:p text:style-name="P2">The scan() function reads a text file into a character vector with each individual word as an element.</text:p>
        </text:list-item>
        <text:list-item>
          <text:p text:style-name="P2">The write() function exports a dataset as a text file. </text:p>
        </text:list-item>
        <text:list-item>
          <text:p text:style-name="P2">The write.csv() and write.table() functions export a dataset as a .csv file. </text:p>
        </text:list-item>
        <text:list-item>
          <text:p text:style-name="P2">The write.xlsx() function exports a dataset as an Excel file. </text:p>
        </text:list-item>
        <text:list-item>
          <text:p text:style-name="P2">The save() function saves R objects in .RData files. </text:p>
        </text:list-item>
        <text:list-item>
          <text:p text:style-name="P2">HTTP is a communication protocol for fetching web resources for clients from servers on the Internet and that each instance is comprised of a request and response. </text:p>
        </text:list-item>
        <text:list-item>
          <text:p text:style-name="P2">The REST API is a web service that uses the REST architecture to handle a request on a frontend web service. <text:s/></text:p>
        </text:list-item>
        <text:list-item>
          <text:p text:style-name="P2">The httr package in R has functions that perform common HTTP and REST operations. </text:p>
        </text:list-item>
        <text:list-item>
          <text:p text:style-name="P2">The rvest package in R has functions that you can use to perform common web scraping tasks, such as reading HTML from a character variable, reading HTML from a URL, downloading a web page and reading it offline, extracting node data from a web page, and converting a table from a web page to a data fram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fo:text-align-last="justify" style:justify-single-word="false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0.499cm" style:auto-text-indent="false" style:snap-to-layout-gri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line-height="150%" fo:text-align="justify" fo:text-align-last="center" style:justify-single-word="false"/>
      <style:text-properties fo:font-size="20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00:15:53.080485021</meta:creation-date>
    <dc:date>2022-08-03T09:46:36.246061927</dc:date>
    <meta:editing-duration>PT26M40S</meta:editing-duration>
    <meta:editing-cycles>4</meta:editing-cycles>
    <meta:generator>LibreOffice/7.3.4.2$Linux_X86_64 LibreOffice_project/30$Build-2</meta:generator>
    <meta:document-statistic meta:table-count="0" meta:image-count="0" meta:object-count="0" meta:page-count="1" meta:paragraph-count="14" meta:word-count="259" meta:character-count="1447" meta:non-whitespace-character-count="1202"/>
  </office:meta>
</office:document-meta>
</file>